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enser</text:p>
      <text:p text:style-name="Standard"><text:tab/>Streaming : Entreprise Media Beans</text:p>
      <text:p text:style-name="Standard"><text:tab/>Performance : Connection keep-al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uillaume Missonnier</meta:initial-creator>
    <meta:creation-date>2007-10-10T09:20:50</meta:creation-date>
    <dc:creator>Guillaume Missonnier</dc:creator>
    <dc:date>2007-10-10T09:22:07</dc:date>
    <dc:language>fr-FR</dc:language>
    <meta:editing-cycles>2</meta:editing-cycles>
    <meta:editing-duration>PT1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0" meta:character-count="79"/>
  </office:meta>
</office:document-meta>
</file>